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/>
    </style:style>
    <style:style style:name="P2" style:family="paragraph" style:parent-style-name="Standard">
      <style:paragraph-properties fo:text-align="center" style:justify-single-word="false"/>
      <style:text-properties style:text-line-through-style="none" style:text-line-through-type="none" style:text-underline-style="solid" style:text-underline-width="auto" style:text-underline-color="font-color" fo:font-weight="normal" officeooo:rsid="000764e0" officeooo:paragraph-rsid="000764e0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line-through-style="none" style:text-line-through-type="none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/>
    </style:style>
    <style:style style:name="P5" style:family="paragraph" style:parent-style-name="Standard">
      <style:paragraph-properties fo:text-align="center" style:justify-single-word="false"/>
    </style:style>
    <style:style style:name="T1" style:family="text">
      <style:text-properties officeooo:rsid="000764e0"/>
    </style:style>
    <style:style style:name="T2" style:family="text">
      <style:text-properties style:text-line-through-style="none" style:text-line-through-type="none" style:text-underline-style="none"/>
    </style:style>
    <style:style style:name="T3" style:family="text">
      <style:text-properties style:text-line-through-style="none" style:text-line-through-type="none" style:text-underline-style="none" officeooo:rsid="000764e0"/>
    </style:style>
    <style:style style:name="T4" style:family="text">
      <style:text-properties fo:language="ru" fo:country="RU"/>
    </style:style>
    <style:style style:name="T5" style:family="text">
      <style:text-properties fo:language="ru" fo:country="RU" officeooo:rsid="0007fc88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07fc8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Metal products to order: Stainless steel, Aluminum, Black metal.</text:p>
      <text:p text:style-name="P5"><text:span text:style-name="T2">------------------------------------ <text:s/></text:span><text:span text:style-name="T3">&amp; <text:s/>---------------------------------------------</text:span></text:p>
      <text:p text:style-name="P3">Welded metal structures from small objects to large-scale architectural forms.</text:p>
      <text:p text:style-name="P3"/>
      <text:p text:style-name="P1"/>
      <text:p text:style-name="P1"/>
      <text:p text:style-name="P1"/>
      <text:p text:style-name="P1">----------------------------------------------------------------------------------------------------------------------------</text:p>
      <text:p text:style-name="P1"/>
      <text:p text:style-name="P2">Types of Work:</text:p>
      <text:p text:style-name="P4"/>
      <text:p text:style-name="P4">Auto-body kit<text:span text:style-name="T1">s</text:span>.<text:line-break/>We use quality material that has been proven over the years.</text:p>
      <text:p text:style-name="P4"/>
      <text:p text:style-name="P4">Stairs and railings.<text:line-break/>Gives a room or building an elegant and timeless look.</text:p>
      <text:p text:style-name="P4"/>
      <text:p text:style-name="P4">Mix.<text:line-break/>Special containers, <text:span text:style-name="T1">Bus s</text:span>tops, Ventilation connections, <text:span text:style-name="T1">Car-s</text:span>ilencers, etc.</text:p>
      <text:p text:style-name="P4"/>
      <text:p text:style-name="P4">Gazebos and Furniture.<text:line-break/>Gazebos, Sheds, Visors,<text:span text:style-name="T4"> </text:span><text:span text:style-name="T5">U</text:span><text:span text:style-name="T7">tili</text:span><text:span text:style-name="T7">ty Buildings,</text:span><text:span text:style-name="T6"> </text:span>Country Toilets and Showers.</text:p>
      <text:p text:style-name="P4"/>
      <text:p text:style-name="P4">Balcony Railings.<text:line-break/>They create a complete and correct architectural appearance of the building.</text:p>
      <text:p text:style-name="P4"/>
      <text:p text:style-name="P4">Grill.<text:line-break/>Any complexity and configur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4T15:37:49.590000000</meta:creation-date>
    <meta:generator>LibreOffice/7.0.1.2$Windows_X86_64 LibreOffice_project/7cbcfc562f6eb6708b5ff7d7397325de9e764452</meta:generator>
    <dc:date>2021-10-04T16:03:55.046000000</dc:date>
    <meta:editing-duration>PT5M4S</meta:editing-duration>
    <meta:editing-cycles>1</meta:editing-cycles>
    <meta:document-statistic meta:table-count="0" meta:image-count="0" meta:object-count="0" meta:page-count="1" meta:paragraph-count="11" meta:word-count="91" meta:character-count="825" meta:non-whitespace-character-count="743"/>
  </office:meta>
</office:document-meta>
</file>